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RW 8.6-14.6</text:h>
      <text:p text:style-name="Text_20_body">Das Europäische Flüchtlingssystem hat in der Flüchtlingskrise 2015 nicht wirklich geholfen, da die meisten EU-Staaten sich nicht daran gehalten haben. Auch wurden die meisten Flüchtlinge auf Länder wie Deutschland und Frankreich verteilt wurden. Die Fehler, die man 2015 begannen hat, werden heutzutage kritisch betrachtet. Obwohl man aus den Fehlern von 2015 hätte lernen müssen, kommt es so vor als hätte die EU nur den einen Plan mit Flüchtlingen: Kein Flüchtlinge reisen in die EU ein. Aber gerade bei der Situation der Flüchtlinge und um zu einer Verbesserung der Lage in den Ländern bei zu tragen, ist es wichtig den Menschen zu helf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spar Kroll</meta:initial-creator>
    <meta:creation-date>2020-06-09T10:18:39.50</meta:creation-date>
    <meta:document-statistic meta:table-count="0" meta:image-count="0" meta:object-count="0" meta:page-count="1" meta:paragraph-count="2" meta:word-count="104" meta:character-count="654"/>
    <dc:date>2020-06-09T10:30:47.40</dc:date>
    <dc:creator>Caspar Kroll</dc:creator>
    <meta:editing-duration>PT12M14S</meta:editing-duration>
    <meta:editing-cycles>1</meta:editing-cycles>
    <meta:generator>OpenOffice/4.1.7$Win32 OpenOffice.org_project/417m1$Build-9800</meta:generator>
  </office:meta>
</office:document-meta>
</file>